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start" style:justify-single-word="false"/>
      <style:text-properties fo:font-weight="bold" officeooo:rsid="0016a7a7" officeooo:paragraph-rsid="0016a7a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6a7a7" officeooo:paragraph-rsid="0016a7a7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6a7a7" officeooo:paragraph-rsid="0016a7a7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16a7a7" officeooo:paragraph-rsid="0016a7a7" style:font-size-asian="14pt" style:font-weight-asian="bold" style:font-size-complex="14pt" style:font-weight-complex="bold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officeooo:rsid="0016a7a7"/>
    </style:style>
    <style:style style:name="T2" style:family="text">
      <style:text-properties fo:font-weight="bold"/>
    </style:style>
    <style:style style:name="T3" style:family="text">
      <style:text-properties fo:font-weight="bold" officeooo:rsid="0016a7a7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ISTEMA WEB DE CONTROL DE HORARIOS Y TURNOS</text:p>
      <text:p text:style-name="P4">REQUERIMIENTOS MINIMOS DE HARDWARE</text:p>
      <text:p text:style-name="P2"/>
      <text:h text:style-name="P1" text:outline-level="3">Requerimientos Mínimos de Hardware con Anydesk</text:h>
      <text:list text:style-name="L1">
        <text:list-item>
          <text:p text:style-name="P5"><text:span text:style-name="T2">RAM</text:span>: La memoria RAM es el componente más crítico. Anydesk puede consumir la mayor parte de la memoria disponible. Con 4 GB de RAM, es muy probable que se sature si <text:span text:style-name="T1">se usa </text:span>de forma continua. Para un uso ocasional y para que el sistema tenga espacio para funcionar sin problemas, <text:span text:style-name="T1">se necesita</text:span> un mínimo de <text:span text:style-name="T2">8 GB de RAM</text:span>. Si el uso de Anydesk es constante y con múltiples sesiones, considera<text:span text:style-name="T1">r</text:span> 12 GB o 16 GB.</text:p>
        </text:list-item>
        <text:list-item>
          <text:p text:style-name="P5"><text:span text:style-name="T2">CPU</text:span>: Un procesador con <text:span text:style-name="T2">2 núcleos</text:span> sigue siendo un buen punto de partida. Anydesk por sí solo no debería saturar la CPU a menos que la sesión sea muy intensiva. El mayor riesgo es cuando <text:span text:style-name="T1">la</text:span> aplicación de Node.js y las consultas a la base de datos están bajo carga, y Anydesk también está activo. Un procesador con <text:span text:style-name="T2">4 núcleos</text:span> sería una mejora significativa para garantizar que haya suficiente poder de procesamiento para todas las tareas simultáneas.</text:p>
        </text:list-item>
        <text:list-item>
          <text:p text:style-name="P5"><text:span text:style-name="T2">Almacenamiento (Disco)</text:span>:</text:p>
        </text:list-item>
      </text:list>
      <text:list text:style-name="L2">
        <text:list-item>
          <text:p text:style-name="P6"><text:span text:style-name="T2">Tipo</text:span>: El tipo de disco es tan importante como el tamaño. Un <text:span text:style-name="T2">SSD (Solid-State Drive)</text:span> es muy superior a un HDD (disco duro tradicional) para aplicaciones de base de datos. Las velocidades de lectura y escritura del SSD acelerarán dramáticamente las consultas, la sincronización y la generación de reportes.</text:p>
        </text:list-item>
        <text:list-item>
          <text:p text:style-name="P6"><text:span text:style-name="T2">Capacidad</text:span>: Asumiendo que las copias de seguridad de terminales y de la base de datos se borran después de 10 días, un disco de <text:span text:style-name="T2">al menos 100 GB</text:span> debería ser suficiente. Esto deja un espacio cómodo para el sistema operativo, la aplicación, la base de datos en crecimiento y los archivos de respaldo temporales.</text:p>
        </text:list-item>
      </text:list>
      <text:p text:style-name="Horizontal_20_Line"/>
      <text:h text:style-name="Heading_20_3" text:outline-level="3">En Resumen</text:h>
      <text:p text:style-name="Text_20_body">Para que <text:span text:style-name="T1">la</text:span> máquina virtual funcione de manera estable y eficiente, <text:span text:style-name="T1">se </text:span>necesita aumentar la memoria RAM para acomodar tanto la carga de <text:span text:style-name="T1">la </text:span>aplicación como la de Anydesk.</text:p>
      <text:p text:style-name="Text_20_body"><text:span text:style-name="T3">Se sugiere </text:span><text:span text:style-name="T2">un mínimo de 8 GB de RAM y 4 núcleos de CPU si el uso de Anydesk es recurrente.</text:span> Con estas especificaciones, tu servidor debería ser capaz de manejar la carga de trabajo de manera confiable.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BO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9:27:58.953184221</meta:creation-date>
    <dc:date>2025-08-27T09:36:23.299649968</dc:date>
    <meta:editing-duration>PT8M25S</meta:editing-duration>
    <meta:editing-cycles>1</meta:editing-cycles>
    <meta:document-statistic meta:table-count="0" meta:image-count="0" meta:object-count="0" meta:page-count="1" meta:paragraph-count="11" meta:word-count="351" meta:character-count="1988" meta:non-whitespace-character-count="1653"/>
    <meta:generator>LibreOffice/24.2.7.2$Linux_X86_64 LibreOffice_project/420$Build-2</meta:generator>
  </office:meta>
</office:document-meta>
</file>